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ller de GitHub</text:p>
          </draw:text-box>
        </draw:frame>
        <draw:frame presentation:style-name="pr2" draw:layer="layout" svg:width="25.199cm" svg:height="12.178cm" svg:x="1.4cm" svg:y="4.914cm" presentation:class="subtitle">
          <draw:text-box>
            <text:p>Inscripciones en:</text:p>
            <text:p><text:a xlink:href="mailto:asciisps@gmail.com" xlink:type="simple">asciisps@gmail.com</text:a></text:p>
            <text:p/>
            <text:p>-Nombre y Apellido</text:p>
            <text:p>-Numero de Cuenta</text:p>
            <text:p>-Correo de Unitec</text:p>
            <text:p>-Correo Personal</text:p>
            <text:p>-Clase actual, Progra1, Intro, etc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H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xeRodriguez </meta:initial-creator>
    <meta:creation-date>2015-03-03T13:20:29.848484114</meta:creation-date>
    <dc:date>2015-03-03T14:12:57.807281610</dc:date>
    <dc:creator>NexeRodriguez </dc:creator>
    <meta:editing-duration>PT29M37S</meta:editing-duration>
    <meta:editing-cycles>1</meta:editing-cycles>
    <meta:document-statistic meta:object-count="25"/>
    <meta:generator>LibreOffice/4.2.7.2$Linux_x86 LibreOffice_project/420m0$Build-2</meta:generator>
  </office:meta>
</office:document-meta>
</file>